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5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689in" fo:break-before="auto" style:use-optimal-row-height="false"/>
    </style:style>
    <style:style style:name="ro6" style:family="table-row">
      <style:table-row-properties style:row-height="0.2689in" fo:break-before="auto" style:use-optimal-row-height="true"/>
    </style:style>
    <style:style style:name="ro7" style:family="table-row">
      <style:table-row-properties style:row-height="0.5075in" fo:break-before="auto" style:use-optimal-row-height="true"/>
    </style:style>
    <style:style style:name="ro8" style:family="table-row">
      <style:table-row-properties style:row-height="1.0047in" fo:break-before="auto" style:use-optimal-row-height="false"/>
    </style:style>
    <style:style style:name="ro9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fo:background-color="transparent" fo:border="0.74pt solid #000000" fo:padding="0.028in" style:rotation-align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fo:border-left="0.74pt solid #000000" fo:padding="0.028in" fo:border-right="0.74pt solid #000000" style:rotation-align="none" fo:border-top="0.74pt solid #000000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374in" svg:x="6.0705in" svg:y="1.4441in">
            <draw:object draw:notify-on-update-of-ranges="Sheet1.A10:Sheet1.A13 Sheet1.E10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</text:p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</text:p>
            <text:p>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</text:p>
            <text:p>Дуремар съел 3 куска торта и выпил 2 стакана лимонада.</text:p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</text:p>
            <text:p>каждый участник праздничного обеда; сколько калорий содержалось во всем выпитом лимонаде</text:p>
          </table:table-cell>
          <table:covered-table-cell table:number-columns-repeated="17" table:style-name="ce5"/>
        </table:table-row>
        <table:table-row table:style-name="ro2" table:number-rows-repeated="3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2" office:value-type="string" calcext:value-type="string">
            <text:p>Лимонад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3"/>
        </table:table-row>
        <table:table-row table:style-name="ro3">
          <table:table-cell table:style-name="ce2" office:value-type="string" calcext:value-type="string">
            <text:p><text:s/>Торт <text:s/>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3"/>
          <table:table-cell table:number-columns-repeated="13"/>
        </table:table-row>
        <table:table-row table:style-name="ro3">
          <table:table-cell table:style-name="ce2" office:value-type="string" calcext:value-type="string">
            <text:p>Тик-так 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3"/>
        </table:table-row>
        <table:table-row table:style-name="ro3">
          <table:table-cell table:style-name="ce2"/>
          <table:table-cell table:style-name="Default" table:number-columns-repeated="4"/>
          <table:table-cell table:number-columns-repeated="13"/>
        </table:table-row>
        <table:table-row table:style-name="ro3">
          <table:table-cell/>
          <table:table-cell office:value-type="string" calcext:value-type="string">
            <text:p>Лимонад</text:p>
          </table:table-cell>
          <table:table-cell office:value-type="string" calcext:value-type="string">
            <text:p>Торт</text:p>
          </table:table-cell>
          <table:table-cell office:value-type="string" calcext:value-type="string">
            <text:p>Тик-так</text:p>
          </table:table-cell>
          <table:table-cell office:value-type="string" calcext:value-type="string">
            <text:p>Калории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Буратино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10]*[.$B$5]+[.C10]*[.$B$6]+[.D10]*[.$B$7]" office:value-type="float" office:value="715" calcext:value-type="float">
            <text:p>71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Мальви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1]*[.$B$5]+[.C11]*[.$B$6]+[.D11]*[.$B$7]" office:value-type="float" office:value="169" calcext:value-type="float">
            <text:p>16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Пьер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*[.$B$5]+[.C12]*[.$B$6]+[.D12]*[.$B$7]" office:value-type="float" office:value="330" calcext:value-type="float">
            <text:p>33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Дуремар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3]*[.$B$5]+[.C13]*[.$B$6]+[.D13]*[.$B$7]" office:value-type="float" office:value="480" calcext:value-type="float">
            <text:p>48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Всего</text:p>
          </table:table-cell>
          <table:table-cell table:style-name="ce6" table:formula="of:=SUM([.B10:.B13])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number-columns-repeated="15"/>
        </table:table-row>
        <table:table-row table:style-name="ro4">
          <table:table-cell table:style-name="ce4" office:value-type="string" calcext:value-type="string">
            <text:p>Калории в лимонаде</text:p>
          </table:table-cell>
          <table:table-cell table:style-name="ce6" table:formula="of:=[.B14]*[.$B$5]" office:value-type="float" office:value="150" calcext:value-type="float" table:number-columns-spanned="2" table:number-rows-spanned="1">
            <text:p>150</text:p>
          </table:table-cell>
          <table:covered-table-cell table:style-name="ce7"/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6.298in" svg:height="3.5382in" svg:x="6.8185in" svg:y="2.5646in">
            <draw:object draw:notify-on-update-of-ranges="Sheet2.A10:Sheet2.A13 Sheet2.F10:Sheet2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10" table:default-cell-style-name="Default"/>
        <table:table-row table:style-name="ro5">
          <table:table-cell table:style-name="ce8" office:value-type="string" calcext:value-type="string" table:number-columns-spanned="16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Буратино, Пьеро и лиса Алиса </text:p>
            <text:p>имеют магазины по продаже компьютерной техники. Мальвина продала 10 сканеров и 5 компьютеров. Буратино – 11 принтеров. 3 компьютера и 2 сканера. Пьеро - 7 компьютеров </text:p>
            <text:p>и 4 принтера . Лиса Алиса – 8 компьютеров, 1 сканер и 6 принтеров.</text:p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</text:p>
            <text:p>владельцем магазина, сколько единиц техники было продано каждым владельцем магази</text:p>
          </table:table-cell>
          <table:covered-table-cell table:number-columns-repeated="5" table:style-name="Default"/>
          <table:covered-table-cell table:number-columns-repeated="10"/>
        </table:table-row>
        <table:table-row table:style-name="ro2">
          <table:table-cell table:style-name="Default" table:number-columns-repeated="6"/>
          <table:table-cell table:number-columns-repeated="10"/>
        </table:table-row>
        <table:table-row table:style-name="ro6">
          <table:table-cell table:style-name="ce9" office:value-type="string" calcext:value-type="string">
            <text:p>цены</text:p>
          </table:table-cell>
          <table:table-cell table:number-columns-repeated="2"/>
          <table:table-cell table:style-name="ce2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компьютер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принтер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сканер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ce10"/>
          <table:table-cell table:style-name="ce10" office:value-type="string" calcext:value-type="string">
            <text:p>компьютер</text:p>
          </table:table-cell>
          <table:table-cell table:style-name="ce10" office:value-type="string" calcext:value-type="string">
            <text:p>принтер</text:p>
          </table:table-cell>
          <table:table-cell table:style-name="ce10" office:value-type="string" calcext:value-type="string">
            <text:p>сканер</text:p>
          </table:table-cell>
          <table:table-cell table:style-name="ce10" office:value-type="string" calcext:value-type="string">
            <text:p>сумма</text:p>
          </table:table-cell>
          <table:table-cell table:style-name="ce12" office:value-type="string" calcext:value-type="string">
            <text:p>количество проданой техники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Буратино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0]*[.$B$4]+[.C10]*[.$B$5]+[.D10]*[.$B$6]" office:value-type="float" office:value="1061" calcext:value-type="float">
            <text:p>1061</text:p>
          </table:table-cell>
          <table:table-cell table:style-name="ce3" table:formula="of:=SUM([.B10:.D10])" office:value-type="float" office:value="16" calcext:value-type="float">
            <text:p>16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Мальвина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formula="of:=[.B11]*[.$B$4]+[.C11]*[.$B$5]+[.D11]*[.$B$6]" office:value-type="float" office:value="1280" calcext:value-type="float">
            <text:p>1280</text:p>
          </table:table-cell>
          <table:table-cell table:style-name="ce3" table:formula="of:=SUM([.B11:.D11])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Пьеро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2]*[.$B$4]+[.C12]*[.$B$5]+[.D12]*[.$B$6]" office:value-type="float" office:value="920" calcext:value-type="float">
            <text:p>920</text:p>
          </table:table-cell>
          <table:table-cell table:style-name="ce3" table:formula="of:=SUM([.B12:.D12])" office:value-type="float" office:value="11" calcext:value-type="float">
            <text:p>11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Лиса Алиса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*[.$B$4]+[.C13]*[.$B$5]+[.D13]*[.$B$6]" office:value-type="float" office:value="1208" calcext:value-type="float">
            <text:p>1208</text:p>
          </table:table-cell>
          <table:table-cell table:style-name="ce3" table:formula="of:=SUM([.B13:.D13])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Всего продано</text:p>
          </table:table-cell>
          <table:table-cell table:style-name="ce6" table:formula="of:=SUM([.B10:.B13])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number-columns-repeated="2"/>
          <table:table-cell table:style-name="ce3"/>
          <table:table-cell table:number-columns-repeated="10"/>
        </table:table-row>
        <table:table-row table:style-name="ro3">
          <table:table-cell table:style-name="ce11" office:value-type="string" calcext:value-type="string">
            <text:p>зароботаная сумма</text:p>
          </table:table-cell>
          <table:table-cell table:style-name="ce6" table:formula="of:=SUM([.E10:.E13])" office:value-type="float" office:value="4469" calcext:value-type="float" table:number-columns-spanned="2" table:number-rows-spanned="1">
            <text:p>4469</text:p>
          </table:table-cell>
          <table:covered-table-cell table:style-name="ce7"/>
          <table:table-cell table:number-columns-repeated="2"/>
          <table:table-cell table:style-name="ce3"/>
          <table:table-cell table:number-columns-repeated="10"/>
        </table:table-row>
      </table:table>
      <table:table table:name="Sheet3" table:style-name="ta1">
        <table:shapes>
          <draw:frame draw:z-index="0" draw:style-name="gr1" draw:text-style-name="P1" svg:width="6.2925in" svg:height="3.5374in" svg:x="6.4012in" svg:y="3.6524in">
            <draw:object draw:notify-on-update-of-ranges="Sheet3.A15:Sheet3.A17 Sheet3.B15:Sheet3.B17 Sheet3.C15:Sheet3.C17 Sheet3.D15:Sheet3.D17 Sheet3.E15:Sheet3.E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8">
          <table:table-cell table:style-name="ce13" office:value-type="string" calcext:value-type="string" table:number-columns-spanned="15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<text:s/>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 <text:s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<text:s/>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<text:s/>стихотворений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10"/>
        </table:table-row>
        <table:table-row table:style-name="ro2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7">
          <table:table-cell table:style-name="ce14" office:value-type="string" calcext:value-type="string">
            <text:p>за решённую задачу 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number-columns-repeated="11"/>
        </table:table-row>
        <table:table-row table:style-name="ro9">
          <table:table-cell table:style-name="ce14" office:value-type="string" calcext:value-type="string">
            <text:p><text:s/>за выученное стихотворение 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/>
          <table:table-cell table:number-columns-repeated="11"/>
        </table:table-row>
        <table:table-row table:style-name="ro7">
          <table:table-cell table:style-name="ce14" office:value-type="string" calcext:value-type="string">
            <text:p>за прочитанную книгу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table:style-name="ce2"/>
          <table:table-cell table:number-columns-repeated="11"/>
        </table:table-row>
        <table:table-row table:style-name="ro3">
          <table:table-cell table:style-name="ce2"/>
          <table:table-cell table:number-columns-repeated="14"/>
        </table:table-row>
        <table:table-row table:style-name="ro4">
          <table:table-cell table:style-name="ce12"/>
          <table:table-cell table:style-name="ce12" office:value-type="string" calcext:value-type="string">
            <text:p>задача </text:p>
          </table:table-cell>
          <table:table-cell table:style-name="ce12" office:value-type="string" calcext:value-type="string">
            <text:p>стихитворение</text:p>
          </table:table-cell>
          <table:table-cell table:style-name="ce12" office:value-type="string" calcext:value-type="string">
            <text:p>книга</text:p>
          </table:table-cell>
          <table:table-cell table:style-name="ce12" office:value-type="string" calcext:value-type="string">
            <text:p>получено конфет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Буратино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0]*[.$B$5]+[.C10]*[.$B$6]+[.D10]*[.$B$7]" office:value-type="float" office:value="83" calcext:value-type="float">
            <text:p>8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Мальвина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1]*[.$B$5]+[.C11]*[.$B$6]+[.D11]*[.$B$7]" office:value-type="float" office:value="430" calcext:value-type="float">
            <text:p>43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ьеро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12]*[.$B$5]+[.C12]*[.$B$6]+[.D12]*[.$B$7]" office:value-type="float" office:value="18" calcext:value-type="float">
            <text:p>1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удель Артемон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13]*[.$B$5]+[.C13]*[.$B$6]+[.D13]*[.$B$7]" office:value-type="float" office:value="174" calcext:value-type="float">
            <text:p>174</text:p>
          </table:table-cell>
          <table:table-cell table:number-columns-repeated="10"/>
        </table:table-row>
        <table:table-row table:style-name="ro3">
          <table:table-cell table:style-name="ce15" office:value-type="string" calcext:value-type="string">
            <text:p>Всего получено конфет</text:p>
          </table:table-cell>
          <table:table-cell table:style-name="ce6" table:formula="of:=SUM([.E10:.E13])" office:value-type="float" office:value="705" calcext:value-type="float" table:number-columns-spanned="4" table:number-rows-spanned="1">
            <text:p>705</text:p>
          </table:table-cell>
          <table:covered-table-cell table:number-columns-repeated="2" table:style-name="ce16"/>
          <table:covered-table-cell table:style-name="ce7"/>
          <table:table-cell table:number-columns-repeated="10"/>
        </table:table-row>
        <table:table-row table:style-name="ro3">
          <table:table-cell table:style-name="ce11" office:value-type="string" calcext:value-type="string">
            <text:p>конфет за задачу</text:p>
          </table:table-cell>
          <table:table-cell table:style-name="ce6" table:formula="of:=SUM([.B10:.B13])*[.$B$5]" office:value-type="float" office:value="90" calcext:value-type="float" table:number-columns-spanned="4" table:number-rows-spanned="1">
            <text:p>90</text:p>
          </table:table-cell>
          <table:covered-table-cell table:number-columns-repeated="2" table:style-name="ce16"/>
          <table:covered-table-cell table:style-name="ce7"/>
          <table:table-cell table:number-columns-repeated="10"/>
        </table:table-row>
        <table:table-row table:style-name="ro3">
          <table:table-cell office:value-type="string" calcext:value-type="string">
            <text:p>конфет за стих</text:p>
          </table:table-cell>
          <table:table-cell table:style-name="ce6" table:formula="of:=SUM([.C10:.C13])*[.$B$6]" office:value-type="float" office:value="120" calcext:value-type="float" table:number-columns-spanned="4" table:number-rows-spanned="1">
            <text:p>120</text:p>
          </table:table-cell>
          <table:covered-table-cell table:number-columns-repeated="2" table:style-name="ce16"/>
          <table:covered-table-cell table:style-name="ce7"/>
          <table:table-cell table:number-columns-repeated="10"/>
        </table:table-row>
        <table:table-row table:style-name="ro3">
          <table:table-cell office:value-type="string" calcext:value-type="string">
            <text:p>конет за книгу</text:p>
          </table:table-cell>
          <table:table-cell table:style-name="ce6" table:formula="of:=SUM([.D10:.D13])*[.$B$7]" office:value-type="float" office:value="495" calcext:value-type="float" table:number-columns-spanned="4" table:number-rows-spanned="1">
            <text:p>495</text:p>
          </table:table-cell>
          <table:covered-table-cell table:number-columns-repeated="2" table:style-name="ce16"/>
          <table:covered-table-cell table:style-name="ce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_20_1" style:display-name="PageStyle_Лист3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21:21:54.277000000</dc:date>
    <meta:editing-duration>PT10M2S</meta:editing-duration>
    <meta:editing-cycles>1</meta:editing-cycles>
    <meta:document-statistic meta:table-count="3" meta:cell-count="114" meta:object-count="3"/>
    <meta:generator>LibreOffice/7.2.1.2$Windows_X86_64 LibreOffice_project/87b77fad49947c1441b67c559c339af8f3517e2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6cm" xlink:href=".." xlink:type="simple" chart:class="chart:bar" chart:style-name="ch1">
        <chart:legend chart:legend-position="end" svg:x="13.735cm" svg:y="4.194cm" style:legend-expansion="high" chart:style-name="ch2"/>
        <chart:plot-area chart:style-name="ch3" table:cell-range-address="Sheet1.A10:Sheet1.A13 Sheet1.E10:Sheet1.E13" chart:data-source-has-labels="column" svg:x="0.319cm" svg:y="0.179cm" svg:width="13.097cm" svg:height="8.628cm">
          <chart:coordinate-region svg:x="1.126cm" svg:y="0.378cm" svg:width="12.29cm" svg:height="7.782cm"/>
          <chart:axis chart:dimension="x" chart:name="primary-x" chart:style-name="ch4" chartooo:axis-type="auto">
            <chartooo:date-scale/>
            <chart:categories table:cell-range-address="Sheet1.A10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0:Sheet1.E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Sheet1.A10:Sheet1.A13</svg:desc>
                </draw:g>
              </table:table-cell>
              <table:table-cell office:value-type="float" office:value="715">
                <text:p>715</text:p>
                <draw:g>
                  <svg:desc>Sheet1.E10:Sheet1.E13</svg:desc>
                </draw:g>
              </table:table-cell>
            </table:table-row>
            <table:table-row>
              <table:table-cell office:value-type="string">
                <text:p>Мальвина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circle" chart:style-name="ch1">
        <chart:legend chart:legend-position="end" svg:x="13.338cm" svg:y="3.448cm" style:legend-expansion="high" chart:style-name="ch2"/>
        <chart:plot-area chart:style-name="ch3" table:cell-range-address="Sheet2.A10:Sheet2.A13 Sheet2.F10:Sheet2.F13" chart:data-source-has-labels="column" svg:x="2.244cm" svg:y="-0.002cm" svg:width="8.627cm" svg:height="8.628cm">
          <chart:coordinate-region svg:x="2.239cm" svg:y="-0.001cm" svg:width="8.637cm" svg:height="8.627cm"/>
          <chart:axis chart:dimension="x" chart:name="primary-x" chart:style-name="ch4" chartooo:axis-type="auto">
            <chartooo:date-scale/>
            <chart:categories table:cell-range-address="Sheet2.A10:Sheet2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10:Sheet2.F1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Sheet2.A10:Sheet2.A13</svg:desc>
                </draw:g>
              </table:table-cell>
              <table:table-cell office:value-type="float" office:value="16">
                <text:p>16</text:p>
                <draw:g>
                  <svg:desc>Sheet2.F10:Sheet2.F13</svg:desc>
                </draw:g>
              </table:table-cell>
            </table:table-row>
            <table:table-row>
              <table:table-cell office:value-type="string">
                <text:p>Мальвина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8.986cm" xlink:href=".." xlink:type="simple" chart:class="chart:bar" chart:style-name="ch1">
        <chart:legend chart:legend-position="end" svg:x="13.721cm" svg:y="3.447cm" style:legend-expansion="high" chart:style-name="ch2"/>
        <chart:plot-area chart:style-name="ch3" table:cell-range-address="Sheet3.A15:Sheet3.E17" chart:data-source-has-labels="column" svg:x="0.319cm" svg:y="0.179cm" svg:width="13.083cm" svg:height="8.628cm">
          <chart:coordinate-region svg:x="1.126cm" svg:y="0.378cm" svg:width="12.276cm" svg:height="7.782cm"/>
          <chart:axis chart:dimension="x" chart:name="primary-x" chart:style-name="ch4" chartooo:axis-type="auto">
            <chartooo:date-scale/>
            <chart:categories table:cell-range-address="Sheet3.A15:Sheet3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15:Sheet3.B17" chart:class="chart:bar">
            <chart:data-point chart:repeated="3"/>
          </chart:series>
          <chart:series chart:style-name="ch8" chart:values-cell-range-address="Sheet3.C15:Sheet3.C17" chart:class="chart:bar">
            <chart:data-point chart:repeated="3"/>
          </chart:series>
          <chart:series chart:style-name="ch9" chart:values-cell-range-address="Sheet3.D15:Sheet3.D17" chart:class="chart:bar">
            <chart:data-point chart:repeated="3"/>
          </chart:series>
          <chart:series chart:style-name="ch10" chart:values-cell-range-address="Sheet3.E15:Sheet3.E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конфет за задачу</text:p>
                <draw:g>
                  <svg:desc>Sheet3.A15:Sheet3.A17</svg:desc>
                </draw:g>
              </table:table-cell>
              <table:table-cell office:value-type="float" office:value="90">
                <text:p>90</text:p>
                <draw:g>
                  <svg:desc>Sheet3.B15:Sheet3.B17</svg:desc>
                </draw:g>
              </table:table-cell>
              <table:table-cell office:value-type="float" office:value="NaN">
                <text:p>NaN</text:p>
                <draw:g>
                  <svg:desc>Sheet3.C15:Sheet3.C17</svg:desc>
                </draw:g>
              </table:table-cell>
              <table:table-cell office:value-type="float" office:value="NaN">
                <text:p>NaN</text:p>
                <draw:g>
                  <svg:desc>Sheet3.D15:Sheet3.D17</svg:desc>
                </draw:g>
              </table:table-cell>
              <table:table-cell office:value-type="float" office:value="NaN">
                <text:p>NaN</text:p>
                <draw:g>
                  <svg:desc>Sheet3.E15:Sheet3.E17</svg:desc>
                </draw:g>
              </table:table-cell>
            </table:table-row>
            <table:table-row>
              <table:table-cell office:value-type="string">
                <text:p>конфет за стих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онет за книгу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